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background-color="#faa61a" fo:padding="0.0382in" fo:border-left="0.75pt solid #faa61a" fo:border-right="none" fo:border-top="0.75pt solid #faa61a" fo:border-bottom="0.75pt solid #faa61a" style:writing-mode="page">
        <style:background-image/>
      </style:table-cell-properties>
    </style:style>
    <style:style style:name="Table1.F1" style:family="table-cell">
      <style:table-cell-properties fo:background-color="#faa61a" fo:padding="0.0382in" fo:border="0.75pt solid #faa61a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dddddd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B3" style:family="table-cell">
      <style:table-cell-properties fo:background-color="#dddddd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3" style:family="table-cell">
      <style:table-cell-properties fo:background-color="#dddddd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D3" style:family="table-cell">
      <style:table-cell-properties fo:background-color="#dddddd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E3" style:family="table-cell">
      <style:table-cell-properties fo:background-color="#dddddd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F3" style:family="table-cell">
      <style:table-cell-properties fo:background-color="#dddddd" fo:padding="0.0382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1.A4" style:family="table-cell">
      <style:table-cell-properties fo:background-color="#fffbcc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B4" style:family="table-cell">
      <style:table-cell-properties fo:background-color="#fffbcc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C4" style:family="table-cell" style:data-style-name="N0">
      <style:table-cell-properties fo:background-color="#fffbcc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D4" style:family="table-cell">
      <style:table-cell-properties fo:background-color="#fffbcc" fo:padding="0.0382in" fo:border-left="0.75pt solid #faa61a" fo:border-right="none" fo:border-top="none" fo:border-bottom="0.75pt solid #faa61a" style:writing-mode="page">
        <style:background-image/>
      </style:table-cell-properties>
    </style:style>
    <style:style style:name="Table1.F4" style:family="table-cell">
      <style:table-cell-properties fo:background-color="#fffbcc" fo:padding="0.0382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edb8" officeooo:paragraph-rsid="0014ed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edb8" officeooo:paragraph-rsid="0014ed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1c78" officeooo:paragraph-rsid="001d1c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de1e" officeooo:paragraph-rsid="001bd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26c7" officeooo:paragraph-rsid="001e2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edb" officeooo:paragraph-rsid="001c6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053" officeooo:paragraph-rsid="0015f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8fb7" officeooo:paragraph-rsid="00178f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414f" officeooo:paragraph-rsid="001941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d1c78"/>
    </style:style>
    <style:style style:name="T2" style:family="text">
      <style:text-properties officeooo:rsid="001e26c7"/>
    </style:style>
    <style:style style:name="T3" style:family="text">
      <style:text-properties officeooo:rsid="001f1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3">Precalculus</text:span> <text:s text:c="2"/>4/<text:span text:style-name="T1">8</text:span> – 4/<text:span text:style-name="T1">12</text:span> <text:s text:c="2"/>Dr. Stockett</text:p>
      <text:p text:style-name="P2"/>
      <text:p text:style-name="P2"/>
      <table:table table:name="Table1" table:style-name="Table1" table:template-name="Box List Yellow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6">Vocabulary</text:p>
          </table:table-cell>
          <table:table-cell table:style-name="Table1.B2" office:value-type="string">
            <text:p text:style-name="P7">Universe, event, probability</text:p>
          </table:table-cell>
          <table:table-cell table:style-name="Table1.C2" office:value-type="string">
            <text:p text:style-name="P7">Mutually exclusive</text:p>
          </table:table-cell>
          <table:table-cell table:style-name="Table1.D2">
            <text:p text:style-name="P8"/>
          </table:table-cell>
          <table:table-cell table:style-name="Table1.E2" office:value-type="string">
            <text:p text:style-name="P8">In<text:span text:style-name="T1">dependent events</text:span></text:p>
          </table:table-cell>
          <table:table-cell table:style-name="Table1.F2" office:value-type="string">
            <text:p text:style-name="P9">Baye’s theorem</text:p>
          </table:table-cell>
        </table:table-row>
        <table:table-row table:style-name="Table1.3">
          <table:table-cell table:style-name="Table1.A3" office:value-type="string">
            <text:p text:style-name="P7">Content</text:p>
          </table:table-cell>
          <table:table-cell table:style-name="Table1.B3" office:value-type="string">
            <text:p text:style-name="P7">Intuition for fundamental probability theorem. <text:s/>Simple urn problems.</text:p>
          </table:table-cell>
          <table:table-cell table:style-name="Table1.C3" office:value-type="string">
            <text:p text:style-name="P7">Counting unions and simplification caused by mutual exclusivity.</text:p>
          </table:table-cell>
          <table:table-cell table:style-name="Table1.D3" office:value-type="string">
            <text:p text:style-name="P7">Discussion, digestion, opportunity for scaffolding</text:p>
          </table:table-cell>
          <table:table-cell table:style-name="Table1.E3" office:value-type="string">
            <text:p text:style-name="P7">Independence allows fundamental counting principle to apply.</text:p>
          </table:table-cell>
          <table:table-cell table:style-name="Table1.F3" office:value-type="string">
            <text:p text:style-name="P10">I<text:span text:style-name="T2">f class is caught up, Bayes theorem.</text:span></text:p>
            <text:p text:style-name="P9">Else Discussion and scaffolding</text:p>
          </table:table-cell>
        </table:table-row>
        <table:table-row>
          <table:table-cell table:style-name="Table1.A4" office:value-type="string">
            <text:p text:style-name="P11">Assessment</text:p>
          </table:table-cell>
          <table:table-cell table:style-name="Table1.B4" office:value-type="string">
            <text:p text:style-name="P12">BOW assessment</text:p>
          </table:table-cell>
          <table:table-cell table:style-name="Table1.C4">
            <text:p text:style-name="P13"/>
          </table:table-cell>
          <table:table-cell table:style-name="Table1.D4" office:value-type="string">
            <text:p text:style-name="P12">MOW assessment</text:p>
          </table:table-cell>
          <table:table-cell table:style-name="Table1.C4">
            <text:p text:style-name="P13"/>
          </table:table-cell>
          <table:table-cell table:style-name="Table1.F4" office:value-type="string">
            <text:p text:style-name="P12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Yellow.1" style:display-name="Box List Yellow.1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2" style:display-name="Box List Yellow.2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3" style:display-name="Box List Yellow.3" style:family="table-cell" style:data-style-name="N100">
      <style:table-cell-properties fo:border-lef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4" style:display-name="Box List Yellow.4" style:family="table-cell" style:data-style-name="N0">
      <style:table-cell-properties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5" style:display-name="Box List Yellow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6" style:display-name="Box List Yellow.6" style:family="table-cell" style:data-style-name="N100">
      <style:table-cell-properties fo:background-color="#dddddd" fo:border-lef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7" style:display-name="Box List Yellow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8" style:display-name="Box List Yellow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9" style:display-name="Box List Yellow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10" style:display-name="Box List Yellow.10" style:family="table-cell" style:data-style-name="N0">
      <style:table-cell-properties fo:background-color="#dddddd"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11" style:display-name="Box List Yellow.11" style:family="table-cell" style:data-style-name="N100">
      <style:table-cell-properties fo:background-color="#faa61a" fo:border-lef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2" style:display-name="Box List Yellow.12" style:family="table-cell" style:data-style-name="N100">
      <style:table-cell-properties fo:background-color="#faa61a" fo:border-righ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3" style:display-name="Box List Yellow.13" style:family="table-cell" style:data-style-name="N100">
      <style:table-cell-properties fo:background-color="#fffbcc" fo:border-lef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4" style:display-name="Box List Yellow.14" style:family="table-cell" style:data-style-name="N0">
      <style:table-cell-properties fo:background-color="#fffbcc" fo:border-righ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5" style:display-name="Box List Yellow.15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6" style:display-name="Box List Yellow.16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4T15:01:28.055271060</dc:date>
    <meta:editing-duration>PT12M21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22" meta:word-count="71" meta:character-count="562" meta:non-whitespace-character-count="501"/>
  </office:meta>
</office:document-meta>
</file>